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hyphenate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83caff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hashcat cas</text:p>
          </table:table-cell>
          <table:table-cell table:style-name="ce5" office:value-type="string" calcext:value-type="string">
            <text:p>hashcat rych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855018" calcext:value-type="float">
            <text:p>85501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.013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.01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13.069s</text:p>
          </table:table-cell>
          <table:table-cell office:value-type="float" office:value="1010808" calcext:value-type="float">
            <text:p>101080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5m 24.619s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.014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12.064s</text:p>
          </table:table-cell>
          <table:table-cell office:value-type="float" office:value="1084236" calcext:value-type="float">
            <text:p>10842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4m 53.305s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1m 38.3s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2" calcext:value-type="float">
            <text:p>192</text:p>
          </table:table-cell>
          <table:table-cell table:style-name="ce6" office:value-type="string" calcext:value-type="string">
            <text:p>1m 38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Timeout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1m 58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100mb_3z</text:p>
          </table:table-cell>
          <table:table-cell office:value-type="string" calcext:value-type="string">
            <text:p>1m 35.422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1m 35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0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3z</text:p>
          </table:table-cell>
          <table:table-cell office:value-type="string" calcext:value-type="string">
            <text:p>3m 23.415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3m 23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4z</text:p>
          </table:table-cell>
          <table:table-cell office:value-type="string" calcext:value-type="string">
            <text:p>Timeout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mb_3z</text:p>
          </table:table-cell>
          <table:table-cell office:value-type="string" calcext:value-type="string">
            <text:p>1m 34.433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office:value-type="string" calcext:value-type="string">
            <text:p>1m 35.415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office:value-type="string" calcext:value-type="string">
            <text:p>1m 38.491s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office:value-type="string" calcext:value-type="string">
            <text:p>Timeou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office:value-type="string" calcext:value-type="string">
            <text:p>Timeout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PU" table:style-name="ta1"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10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</text:p>
          </table:table-cell>
          <table:table-cell table:style-name="ce5" office:value-type="string" calcext:value-type="string">
            <text:p>wrathion rychlost 6 jader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.00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4s</text:p>
          </table:table-cell>
          <table:table-cell office:value-type="float" office:value="4050470" calcext:value-type="float">
            <text:p>405047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1m 13.008s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<text:s text:c="3"/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4s</text:p>
          </table:table-cell>
          <table:table-cell office:value-type="float" office:value="4112426" calcext:value-type="float">
            <text:p>4112426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1m 13s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3s</text:p>
          </table:table-cell>
          <table:table-cell office:value-type="float" office:value="4290537" calcext:value-type="float">
            <text:p>4290537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1m 6s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25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2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2m 52s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1m 5s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4m 59s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imeout</text:p>
          </table:table-cell>
          <table:table-cell office:value-type="float" office:value="9325" calcext:value-type="float">
            <text:p>932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25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3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2m 52s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1m 7s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1m 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4m 57s</text:p>
          </table:table-cell>
          <table:table-cell office:value-type="float" office:value="10071" calcext:value-type="float">
            <text:p>10071</text:p>
          </table:table-cell>
          <table:table-cell office:value-type="string" calcext:value-type="string">
            <text:p>timeou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imeout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timeou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</table:table>
      <table:table table:name="3GPU" table:style-name="ta1">
        <table:table-column table:style-name="co11" table:default-cell-style-name="ce3"/>
        <table:table-column table:style-name="co12" table:default-cell-style-name="ce12"/>
        <table:table-column table:style-name="co13" table:default-cell-style-name="ce6"/>
        <table:table-column table:style-name="co4" table:number-columns-repeated="3" table:default-cell-style-name="ce6"/>
        <table:table-column table:style-name="co14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table:style-name="ce14" office:value-type="string" calcext:value-type="string">
            <text:p>1s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nepodporuje</text:p>
          </table:table-cell>
          <table:table-cell table:style-name="ce15" office:value-type="string" calcext:value-type="string">
            <text:p>nepodporuje</text:p>
          </table:table-cell>
          <table:table-cell table:style-name="ce15"/>
          <table:table-cell table:style-name="ce15" office:value-type="string" calcext:value-type="string">
            <text:p>nepodporuj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2s</text:p>
          </table:table-cell>
          <table:table-cell office:value-type="float" office:value="6767892" calcext:value-type="float">
            <text:p>67678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27s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2s</text:p>
          </table:table-cell>
          <table:table-cell office:value-type="float" office:value="5666898" calcext:value-type="float">
            <text:p>56668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25s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2s</text:p>
          </table:table-cell>
          <table:table-cell office:value-type="float" office:value="5667036" calcext:value-type="float">
            <text:p>56670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23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6m 7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False positive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style-name="Default" table:number-columns-repeated="2"/>
          <table:table-cell office:value-type="string" calcext:value-type="string">
            <text:p>44s</text:p>
          </table:table-cell>
          <table:table-cell office:value-type="string" calcext:value-type="string">
            <text:p>287 / 1gpu</text:p>
          </table:table-cell>
          <table:table-cell table:style-name="ce16" office:value-type="string" calcext:value-type="string" table:number-columns-spanned="2" table:number-rows-spanned="4">
            <text:p>nepodporuje lze pouze vypocitat za predpokladu ze pustime vice instanci zaraz, nastava vsak potencionalni problem ze se budou prekryvat rozsahy hesel nepodporuje nepodporuje nepodporuje</text:p>
          </table:table-cell>
          <table:covered-table-cell table:style-name="ce17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style-name="Default" table:number-columns-repeated="2"/>
          <table:table-cell office:value-type="string" calcext:value-type="string">
            <text:p>1m 7s</text:p>
          </table:table-cell>
          <table:table-cell office:value-type="string" calcext:value-type="string">
            <text:p>5144 / 1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style-name="Default" table:number-columns-repeated="2"/>
          <table:table-cell office:value-type="string" calcext:value-type="string">
            <text:p>2m 9s</text:p>
          </table:table-cell>
          <table:table-cell office:value-type="string" calcext:value-type="string">
            <text:p>30363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style-name="Default"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6807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raphs" table:style-name="ta1">
        <table:shapes>
          <draw:frame draw:z-index="0" draw:style-name="gr1" draw:text-style-name="P1" svg:width="13.346cm" svg:height="5.897cm" svg:x="1.101cm" svg:y="8.022cm">
            <draw:object draw:notify-on-update-of-ranges="Graphs.A2:Graphs.A4 Graphs.C1:Graphs.C1 Graphs.C2:Graphs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1.276cm" svg:height="5.505cm" svg:x="1.294cm" svg:y="1.933cm">
            <draw:object draw:notify-on-update-of-ranges="Graphs.A3:Graphs.A4 Graphs.D3:Graphs.D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Zrychleni ZIP</text:p>
          </table:table-cell>
          <table:table-cell/>
          <table:table-cell office:value-type="string" calcext:value-type="string">
            <text:p>CPU vs GPU</text:p>
          </table:table-cell>
          <table:table-cell office:value-type="string" calcext:value-type="string">
            <text:p>GPU vs 3 GPU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formula="of:=[CPU.C5]" office:value-type="float" office:value="899430" calcext:value-type="float">
            <text:p>8994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PU</text:p>
          </table:table-cell>
          <table:table-cell table:formula="of:=[GPU.C5]" office:value-type="float" office:value="4410039" calcext:value-type="float">
            <text:p>4410039</text:p>
          </table:table-cell>
          <table:table-cell table:style-name="ce19" table:formula="of:=[.B3]/[.B2]" office:value-type="float" office:value="4.90314866081852" calcext:value-type="float">
            <text:p>4,90</text:p>
          </table:table-cell>
          <table:table-cell table:formula="of:=[.B3]/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x GPU</text:p>
          </table:table-cell>
          <table:table-cell table:formula="of:=[3GPU.C5]" office:value-type="float" office:value="12063207" calcext:value-type="float">
            <text:p>12063207</text:p>
          </table:table-cell>
          <table:table-cell table:style-name="ce19" table:formula="of:=[.B4]/[.B2]" office:value-type="float" office:value="13.4120576365031" calcext:value-type="float">
            <text:p>13,41</text:p>
          </table:table-cell>
          <table:table-cell table:formula="of:=[.B4]/[.B3]" office:value-type="float" office:value="2.73539689785056" calcext:value-type="float">
            <text:p>2,7353968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3:59:01.066310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10:27.137827725</meta:creation-date>
    <dc:date>2016-05-10T00:00:08.559875689</dc:date>
    <meta:editing-duration>PT5H43M54S</meta:editing-duration>
    <meta:editing-cycles>37</meta:editing-cycles>
    <meta:generator>LibreOffice/4.2.8.2$Linux_X86_64 LibreOffice_project/420m0$Build-2</meta:generator>
    <meta:document-statistic meta:table-count="4" meta:cell-count="8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7cm" svg:height="5.898cm" xlink:href=".." xlink:type="simple" chart:class="chart:bar" chart:style-name="ch1">
        <chart:plot-area chart:style-name="ch2" table:cell-range-address="Graphs.A2:Graphs.A4 Graphs.C1:Graphs.C4" chart:data-source-has-labels="both" svg:x="1.277cm" svg:y="0.117cm" svg:width="11.804cm" svg:height="4.683cm">
          <chartooo:coordinate-region svg:x="2.745cm" svg:y="0.117cm" svg:width="10.149cm" svg:height="4.036cm"/>
          <chart:axis chart:dimension="x" chart:name="primary-x" chart:style-name="ch3" chartooo:axis-type="auto">
            <chartooo:date-scale/>
            <chart:title svg:x="0.451cm" svg:y="3.097cm" chart:style-name="ch4">
              <text:p>Zařízení</text:p>
            </chart:title>
            <chart:categories table:cell-range-address="Graphs.A2:Graphs.A4"/>
          </chart:axis>
          <chart:axis chart:dimension="y" chart:name="primary-y" chart:style-name="ch5">
            <chart:title svg:x="6.46cm" svg:y="4.917cm" chart:style-name="ch6">
              <text:p>Zrychlení</text:p>
            </chart:title>
            <chart:grid chart:style-name="ch7" chart:class="major"/>
          </chart:axis>
          <chart:series chart:style-name="ch8" chart:values-cell-range-address="Graphs.C2:Graphs.C4" chart:label-cell-address="Graphs.C1:Graphs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vs GPU</text:p>
                <draw:g>
                  <svg:desc>Graphs.C1:Graph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Graphs.A2:Graphs.A4</svg:desc>
                </draw:g>
              </table:table-cell>
              <table:table-cell office:value-type="float" office:value="1">
                <text:p>1</text:p>
                <draw:g>
                  <svg:desc>Graphs.C2:Graphs.C4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4.90314866081852">
                <text:p>4.90314866081852</text:p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13.4120576365031">
                <text:p>13.4120576365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77cm" svg:height="5.506cm" xlink:href=".." xlink:type="simple" chart:class="chart:bar" chart:style-name="ch1">
        <chart:plot-area chart:style-name="ch2" table:cell-range-address="Graphs.A3:Graphs.A4 Graphs.D3:Graphs.D4" chart:data-source-has-labels="column" svg:x="1.236cm" svg:y="0.11cm" svg:width="9.816cm" svg:height="4.305cm">
          <chartooo:coordinate-region svg:x="2.704cm" svg:y="0.11cm" svg:width="8.254cm" svg:height="3.658cm"/>
          <chart:axis chart:dimension="x" chart:name="primary-x" chart:style-name="ch3" chartooo:axis-type="auto">
            <chartooo:date-scale/>
            <chart:title svg:x="0.451cm" svg:y="2.901cm" chart:style-name="ch4">
              <text:p>Zařízení</text:p>
            </chart:title>
            <chart:categories table:cell-range-address="Graphs.A3:Graphs.A4"/>
          </chart:axis>
          <chart:axis chart:dimension="y" chart:name="primary-y" chart:style-name="ch5">
            <chart:title svg:x="5.425cm" svg:y="4.525cm" chart:style-name="ch6">
              <text:p>Zrychlení</text:p>
            </chart:title>
            <chart:grid chart:style-name="ch7" chart:class="major"/>
          </chart:axis>
          <chart:series chart:style-name="ch8" chart:values-cell-range-address="Graphs.D3:Graphs.D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GPU</text:p>
                <draw:g>
                  <svg:desc>Graphs.A3:Graphs.A4</svg:desc>
                </draw:g>
              </table:table-cell>
              <table:table-cell office:value-type="float" office:value="1">
                <text:p>1</text:p>
                <draw:g>
                  <svg:desc>Graphs.D3:Graphs.D4</svg:desc>
                </draw:g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2.73539689785056">
                <text:p>2.73539689785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